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5.75cm" fo:min-width="3.9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1.8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15cm" fo:min-width="9.269cm"/>
    </style:style>
    <style:style style:name="gr4" style:family="graphic" style:parent-style-name="standard">
      <style:graphic-properties draw:stroke="none" svg:stroke-color="#000000" draw:fill="none" draw:fill-color="#ffffff" draw:auto-grow-width="true" fo:min-height="1.15cm" fo:min-width="10.31cm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1.15cm" fo:min-width="8.215cm"/>
    </style:style>
    <style:style style:name="gr6" style:family="graphic" style:parent-style-name="standard">
      <style:graphic-properties draw:textarea-horizontal-align="justify" draw:textarea-vertical-align="middle" draw:auto-grow-height="false" fo:min-height="0.653cm" fo:min-width="1.576cm"/>
    </style:style>
    <style:style style:name="gr7" style:family="graphic" style:parent-style-name="standard">
      <style:graphic-properties draw:stroke="none" svg:stroke-color="#000000" draw:fill="none" draw:fill-color="#ffffff" draw:auto-grow-width="true" fo:min-height="1.15cm" fo:min-width="5.92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4pt" style:font-size-asian="18pt" style:font-size-complex="18pt"/>
    </style:style>
    <style:style style:name="P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/>
      <style:text-properties fo:font-size="14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4.4cm" svg:height="16cm" svg:x="4.7cm" svg:y="2cm">
            <text:p text:style-name="P1"><text:span text:style-name="T1">Bas</text:span><text:span text:style-name="T1">is</text:span></text:p>
            <text:p text:style-name="P2"/>
            <text:list text:style-name="L1">
              <text:list-item>
                <text:p text:style-name="P2"><text:span text:style-name="T2">Ga</text:span><text:span text:style-name="T2">me-</text:span><text:span text:style-name="T2">Loo</text:span><text:span text:style-name="T2">p</text:span></text:p>
              </text:list-item>
              <text:list-item>
                <text:p text:style-name="P2"><text:span text:style-name="T2">GU</text:span><text:span text:style-name="T2">I</text:span></text:p>
                <text:p text:style-name="P2"/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3cm" svg:height="1cm" svg:x="10.7cm" svg:y="4cm">
            <text:p text:style-name="P1"><text:span text:style-name="T3">Generic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3cm" svg:height="1cm" svg:x="14cm" svg:y="4cm">
            <text:p text:style-name="P1"><text:span text:style-name="T3">Reflectio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3cm" svg:height="1cm" svg:x="17.3cm" svg:y="4cm">
            <text:p text:style-name="P1"><text:span text:style-name="T3">Threads</text:span></text:p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9.769cm" svg:height="1.4cm" svg:x="12.118cm" svg:y="2.3cm">
            <draw:text-box>
              <text:p><text:span text:style-name="T1">Fortgeschritte</text:span><text:span text:style-name="T1">nes Java</text:span></text:p>
            </draw:text-box>
          </draw:frame>
          <draw:custom-shape draw:style-name="gr2" draw:text-style-name="P3" draw:layer="layout" svg:width="2.3cm" svg:height="1cm" svg:x="10.7cm" svg:y="8.001cm">
            <text:p text:style-name="P1"><text:span text:style-name="T3">UML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3cm" svg:height="1cm" svg:x="14cm" svg:y="8.001cm">
            <text:p text:style-name="P1"><text:span text:style-name="T3">Patter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3cm" svg:height="1cm" svg:x="17.5cm" svg:y="8.001cm">
            <text:p text:style-name="P1"><text:span text:style-name="T3">Polymo</text:span><text:span text:style-name="T3">rphie</text:span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0.81cm" svg:height="1.4cm" svg:x="11.599cm" svg:y="6.301cm">
            <draw:text-box>
              <text:p><text:span text:style-name="T1">Objektorientiertes </text:span><text:span text:style-name="T1">Design</text:span></text:p>
            </draw:text-box>
          </draw:frame>
          <draw:custom-shape draw:style-name="gr2" draw:text-style-name="P5" draw:layer="layout" svg:width="2.3cm" svg:height="1cm" svg:x="10.7cm" svg:y="12.002cm">
            <text:p text:style-name="P1"><text:span text:style-name="T4">Gi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5" draw:layer="layout" svg:width="2.3cm" svg:height="1cm" svg:x="14cm" svg:y="12.002cm">
            <text:p text:style-name="P1"><text:span text:style-name="T4">Tes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5" draw:layer="layout" svg:width="2.3cm" svg:height="1cm" svg:x="17.3cm" svg:y="12.002cm">
            <text:p text:style-name="P1"><text:span text:style-name="T4">Refacto</text:span><text:span text:style-name="T4">ring</text:span></text:p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8.715cm" svg:height="1.4cm" svg:x="12.646cm" svg:y="10.302cm">
            <draw:text-box>
              <text:p><text:span text:style-name="T1">Methoden und Tools</text:span></text:p>
            </draw:text-box>
          </draw:frame>
          <draw:custom-shape draw:style-name="gr2" draw:text-style-name="P5" draw:layer="layout" svg:width="2.3cm" svg:height="1cm" svg:x="10.7cm" svg:y="16.003cm">
            <text:p text:style-name="P1"><text:span text:style-name="T4">API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5" draw:layer="layout" svg:width="2.3cm" svg:height="1cm" svg:x="14cm" svg:y="16.003cm">
            <text:p text:style-name="P1"><text:span text:style-name="T4">Loggin</text:span><text:span text:style-name="T4">g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076cm" svg:height="0.903cm" svg:x="17.412cm" svg:y="16.1cm">
            <text:p text:style-name="P1"><text:span text:style-name="T4">KI</text:span></text:p>
            <draw:enhanced-geometry svg:viewBox="0 0 21600 21600" draw:type="rectangle" draw:enhanced-path="M 0 0 L 21600 0 21600 21600 0 21600 0 0 Z N"/>
          </draw:custom-shape>
          <draw:frame draw:style-name="gr7" draw:text-style-name="P4" draw:layer="layout" svg:width="6.424cm" svg:height="1.4cm" svg:x="13.791cm" svg:y="14.303cm">
            <draw:text-box>
              <text:p><text:span text:style-name="T1">Verschiedenes</text:span></text:p>
            </draw:text-box>
          </draw:frame>
          <draw:custom-shape draw:style-name="gr2" draw:text-style-name="P3" draw:layer="layout" svg:width="2.3cm" svg:height="1cm" svg:x="20.854cm" svg:y="4cm">
            <text:p text:style-name="P1"><text:span text:style-name="T3">...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3cm" svg:height="1cm" svg:x="21.054cm" svg:y="8.001cm">
            <text:p text:style-name="P1"><text:span text:style-name="T3">...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5" draw:layer="layout" svg:width="2.3cm" svg:height="1cm" svg:x="20.854cm" svg:y="12.002cm">
            <text:p text:style-name="P1"><text:span text:style-name="T4">...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076cm" svg:height="0.903cm" svg:x="20.966cm" svg:y="16.1cm">
            <text:p text:style-name="P1"><text:span text:style-name="T4">...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7T14:24:43.698208130</meta:creation-date>
    <dc:date>2019-09-24T14:13:03.006066266</dc:date>
    <meta:editing-duration>PT2H7M9S</meta:editing-duration>
    <meta:editing-cycles>25</meta:editing-cycles>
    <meta:generator>LibreOffice/6.0.7.3$Linux_X86_64 LibreOffice_project/00m0$Build-3</meta:generator>
    <meta:document-statistic meta:object-count="22"/>
  </office:meta>
</office:document-meta>
</file>